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f2b5" officeooo:paragraph-rsid="0006f2b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6f2b5" officeooo:paragraph-rsid="0006f2b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06f2b5" officeooo:paragraph-rsid="0006f2b5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092854" officeooo:paragraph-rsid="00092854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0b0104" officeooo:paragraph-rsid="000b0104" style:font-size-asian="21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36pt" fo:font-weight="bold" officeooo:rsid="0006f2b5" officeooo:paragraph-rsid="0006f2b5" style:font-size-asian="31.5pt" style:font-weight-asian="bold" style:font-size-complex="3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rsid="0006f2b5" officeooo:paragraph-rsid="0006f2b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2pt" fo:font-weight="bold" officeooo:rsid="0006f2b5" officeooo:paragraph-rsid="0006f2b5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6f2b5" officeooo:paragraph-rsid="0006f2b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officeooo:rsid="0006f2b5" officeooo:paragraph-rsid="0006f2b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92854" officeooo:paragraph-rsid="0009285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092854" officeooo:paragraph-rsid="0009285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end" style:justify-single-word="false"/>
      <style:text-properties fo:font-size="12pt" fo:font-weight="normal" officeooo:rsid="0006f2b5" officeooo:paragraph-rsid="0006f2b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0b0104" officeooo:paragraph-rsid="000b0104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7c9bc"/>
    </style:style>
    <style:style style:name="T3" style:family="text">
      <style:text-properties officeooo:rsid="000b0104"/>
    </style:style>
    <style:style style:name="T4" style:family="text">
      <style:text-properties officeooo:rsid="000d2c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ESTADUAL DE MARINGÁ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Compiladores</text:p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Alunos: <text:span text:style-name="T1">Bruno HenriqueKunieda R.A. 61926 <text:s text:c="3"/></text:span></text:p>
      <text:p text:style-name="P13"><text:s/>Filipe Bittencourt <text:s text:c="11"/>R.A. 68650 <text:s text:c="3"/></text:p>
      <text:p text:style-name="P8"/>
      <text:p text:style-name="P8"/>
      <text:p text:style-name="P3"><text:soft-page-break/>Analise Léxica</text:p>
      <text:p text:style-name="P3"/>
      <text:p text:style-name="P9"><text:tab/>A nossa analise léxica foi implementada dentro do arquivo lexico.flex, dentro dele foi implementado <text:span text:style-name="T4">a</text:span> função adjust que e responsável pelo controle de linhas e colunas onde se encontra a posição do nosso token, para que caso ocorra algum erro, nós podemos indicar a posição exata deste erro. <text:span text:style-name="T2">Após essa função começa as analises de quais são os valores de entradas e de qual token essa entrada ira retornar para a nossa analise sintática. Com a verificação de todos valores implementados, os seus retornos serão enviados para nosso analisador sintático, temos ao fim do nosso analisador léxico duas funções, uma denominada IN_STRING e IN_COMMENT, onde temos respectivamente os tratamentos de palavras entre “ ” que são as strings e tudo entre /* e */ que são os comentários.</text:span></text:p>
      <text:p text:style-name="P9"/>
      <text:p text:style-name="P9"/>
      <text:p text:style-name="P9"/>
      <text:p text:style-name="P9"/>
      <text:p text:style-name="P10"/>
      <text:p text:style-name="P4">Analise Sintática</text:p>
      <text:p text:style-name="P4"/>
      <text:p text:style-name="P12"><text:tab/>A analise sintática esta implementada dentro do nosso arquivo tiger.y nossa analise começa com a declaração de todas structs que usaremos dentro do bloco union, logo em seguida vem as declarações de todos os tokens <text:span text:style-name="T3">e types que serão usados em nosso programa, dentro do nosso bloco do programa temos a interpretação dos tokens retornados do léxico e as chamadas de funçaos que serão responsáveis pela montagem da nossa arvore, ou seja, assim que nosso léxico retorna um conjunto de tokens e uma regra e reconhecida pelo sintático, os dados são empilhados para nossa arvore através da sua respectiva função (essas funções estão dentro do nosso arquivo absyn.h). Nosso programa compila ate a analise sintática sem erro, e passando um arquivo de teste para ele e possível ver a arvore printada na tela.</text:span></text:p>
      <text:p text:style-name="P11"/>
      <text:p text:style-name="P11"/>
      <text:p text:style-name="P4"/>
      <text:p text:style-name="P5">Analise Semântica</text:p>
      <text:p text:style-name="P5"/>
      <text:p text:style-name="P14"><text:tab/>A nossa analise semântica não foi implementada totalmente, a única coisa feita nela foi o inicio da implementação do Assgin, mas devido a falta de tempo não foi possível concluir, o arquivo semantic.c- esta junto na pasta com o que foi implementado mas no entanto não foi adicionado na compliaçao e teve as partes onde era chamada comentadas para evitar err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4-11-13T21:54:27.866259364</meta:creation-date>
    <dc:date>2014-11-13T23:33:06.845105844</dc:date>
    <dc:creator>Bruno </dc:creator>
    <meta:editing-duration>PT9M15S</meta:editing-duration>
    <meta:editing-cycles>3</meta:editing-cycles>
    <meta:generator>LibreOffice/4.2.7.2$Linux_x86 LibreOffice_project/420m0$Build-2</meta:generator>
    <meta:document-statistic meta:table-count="0" meta:image-count="0" meta:object-count="0" meta:page-count="2" meta:paragraph-count="10" meta:word-count="342" meta:character-count="2115" meta:non-whitespace-character-count="1760"/>
  </office:meta>
</office:document-meta>
</file>